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Default"/>
        <table:table-column table:style-name="co10" table:default-cell-style-name="ce2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Area (km2)</text:p>
          </table:table-cell>
          <table:table-cell table:style-name="ce1" office:value-type="string" calcext:value-type="string">
            <text:p># POI</text:p>
          </table:table-cell>
          <table:table-cell table:style-name="ce1" office:value-type="string" calcext:value-type="string">
            <text:p># Input Nodes</text:p>
          </table:table-cell>
          <table:table-cell table:style-name="ce1" office:value-type="string" calcext:value-type="string">
            <text:p># Input Routes</text:p>
          </table:table-cell>
          <table:table-cell table:style-name="ce1" office:value-type="string" calcext:value-type="string">
            <text:p># Pair Permutations</text:p>
          </table:table-cell>
          <table:table-cell table:style-name="ce1" office:value-type="string" calcext:value-type="string">
            <text:p># Output Nodes</text:p>
          </table:table-cell>
          <table:table-cell table:style-name="ce1" office:value-type="string" calcext:value-type="string">
            <text:p># Output Routes </text:p>
          </table:table-cell>
          <table:table-cell table:style-name="ce1" office:value-type="string" calcext:value-type="string">
            <text:p>Nodes Reduction %</text:p>
          </table:table-cell>
          <table:table-cell table:style-name="ce1" office:value-type="string" calcext:value-type="string">
            <text:p>Routes Reduction %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Yogyakarta earthquake (2020)</text:p>
          </table:table-cell>
          <table:table-cell office:value-type="float" office:value="32.5" calcext:value-type="float">
            <text:p>32.5</text:p>
          </table:table-cell>
          <table:table-cell office:value-type="float" office:value="182" calcext:value-type="float">
            <text:p>182</text:p>
          </table:table-cell>
          <table:table-cell office:value-type="float" office:value="725828" calcext:value-type="float">
            <text:p>725,828</text:p>
          </table:table-cell>
          <table:table-cell office:value-type="float" office:value="768193" calcext:value-type="float">
            <text:p>768,193</text:p>
          </table:table-cell>
          <table:table-cell office:value-type="float" office:value="28730" calcext:value-type="float">
            <text:p>28,730</text:p>
          </table:table-cell>
          <table:table-cell office:value-type="float" office:value="18607" calcext:value-type="float">
            <text:p>18,607</text:p>
          </table:table-cell>
          <table:table-cell office:value-type="float" office:value="19202" calcext:value-type="float">
            <text:p>19,202</text:p>
          </table:table-cell>
          <table:table-cell table:formula="of:=(1-[.G2]/[.D2])*100" office:value-type="float" office:value="97.4364449979885" calcext:value-type="float">
            <text:p>97.44</text:p>
          </table:table-cell>
          <table:table-cell table:formula="of:=(1-[.H2]/[.E2])*100" office:value-type="float" office:value="97.5003677461263" calcext:value-type="float">
            <text:p>97.50</text:p>
          </table:table-cell>
          <table:table-cell office:value-type="float" office:value="23.13" calcext:value-type="float">
            <text:p>23.13</text:p>
          </table:table-cell>
          <table:table-cell office:value-type="float" office:value="23.15" calcext:value-type="float">
            <text:p>23.15</text:p>
          </table:table-cell>
          <table:table-cell office:value-type="float" office:value="23.45" calcext:value-type="float">
            <text:p>23.45</text:p>
          </table:table-cell>
          <table:table-cell table:formula="of:=AVERAGE([.K2:.M2])" office:value-type="float" office:value="23.2433333333333" calcext:value-type="float">
            <text:p>23.24</text:p>
          </table:table-cell>
        </table:table-row>
        <table:table-row table:style-name="ro1">
          <table:table-cell office:value-type="string" calcext:value-type="string">
            <text:p>Jakarta flood (2013)</text:p>
          </table:table-cell>
          <table:table-cell office:value-type="float" office:value="661.5" calcext:value-type="float">
            <text:p>661.5</text:p>
          </table:table-cell>
          <table:table-cell office:value-type="float" office:value="346" calcext:value-type="float">
            <text:p>346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15579" calcext:value-type="float">
            <text:p>215,579</text:p>
          </table:table-cell>
          <table:table-cell office:value-type="float" office:value="117992" calcext:value-type="float">
            <text:p>117,992</text:p>
          </table:table-cell>
          <table:table-cell office:value-type="float" office:value="28929" calcext:value-type="float">
            <text:p>28,929</text:p>
          </table:table-cell>
          <table:table-cell office:value-type="float" office:value="34091" calcext:value-type="float">
            <text:p>34,091</text:p>
          </table:table-cell>
          <table:table-cell table:formula="of:=(1-[.G3]/[.D3])*100" office:value-type="float" office:value="82.0049638904958" calcext:value-type="float">
            <text:p>82.00</text:p>
          </table:table-cell>
          <table:table-cell table:formula="of:=(1-[.H3]/[.E3])*100" office:value-type="float" office:value="84.1863075717023" calcext:value-type="float">
            <text:p>84.19</text:p>
          </table:table-cell>
          <table:table-cell office:value-type="float" office:value="25.92" calcext:value-type="float">
            <text:p>25.92</text:p>
          </table:table-cell>
          <table:table-cell office:value-type="float" office:value="26.05" calcext:value-type="float">
            <text:p>26.05</text:p>
          </table:table-cell>
          <table:table-cell office:value-type="float" office:value="26.06" calcext:value-type="float">
            <text:p>26.06</text:p>
          </table:table-cell>
          <table:table-cell table:formula="of:=AVERAGE([.K3:.M3])"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Lombok earthquake (2018)</text:p>
          </table:table-cell>
          <table:table-cell office:value-type="float" office:value="4725" calcext:value-type="float">
            <text:p>4725</text:p>
          </table:table-cell>
          <table:table-cell office:value-type="float" office:value="480" calcext:value-type="float">
            <text:p>480</text:p>
          </table:table-cell>
          <table:table-cell office:value-type="float" office:value="88439" calcext:value-type="float">
            <text:p>88,439</text:p>
          </table:table-cell>
          <table:table-cell office:value-type="float" office:value="103805" calcext:value-type="float">
            <text:p>103,805</text:p>
          </table:table-cell>
          <table:table-cell office:value-type="float" office:value="210222" calcext:value-type="float">
            <text:p>210,222</text:p>
          </table:table-cell>
          <table:table-cell office:value-type="float" office:value="20328" calcext:value-type="float">
            <text:p>20,328</text:p>
          </table:table-cell>
          <table:table-cell office:value-type="float" office:value="22708" calcext:value-type="float">
            <text:p>22,708</text:p>
          </table:table-cell>
          <table:table-cell table:formula="of:=(1-[.G4]/[.D4])*100" office:value-type="float" office:value="77.0146654756386" calcext:value-type="float">
            <text:p>77.01</text:p>
          </table:table-cell>
          <table:table-cell table:formula="of:=(1-[.H4]/[.E4])*100" office:value-type="float" office:value="78.124367805019" calcext:value-type="float">
            <text:p>78.12</text:p>
          </table:table-cell>
          <table:table-cell office:value-type="float" office:value="164.6" calcext:value-type="float">
            <text:p>164.6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6.67" calcext:value-type="float">
            <text:p>166.67</text:p>
          </table:table-cell>
          <table:table-cell table:formula="of:=AVERAGE([.K4:.M4])" office:value-type="float" office:value="165.7" calcext:value-type="float">
            <text:p>16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0:47:08.87312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1:28:40.777065195</meta:creation-date>
    <dc:date>2021-05-23T23:01:26.916221580</dc:date>
    <meta:editing-duration>PT2H20M19S</meta:editing-duration>
    <meta:editing-cycles>8</meta:editing-cycles>
    <meta:generator>LibreOffice/6.4.7.2$Linux_X86_64 LibreOffice_project/40$Build-2</meta:generator>
    <meta:document-statistic meta:table-count="1" meta:cell-count="56" meta:object-count="0"/>
  </office:meta>
</office:document-meta>
</file>